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number-columns-repeated="2" table:default-cell-style-name="ce5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Avg Ol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10"/>
          <table:table-cell table:number-columns-repeated="994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24" calcext:value-type="float">
            <text:p>324</text:p>
          </table:table-cell>
          <table:table-cell table:formula="of:=ROUND((([.I3]/[.$S$1])*MAX([.I3]/420; 1.2));2)" office:value-type="float" office:value="4.32" calcext:value-type="float">
            <text:p>4.32</text:p>
          </table:table-cell>
          <table:table-cell table:formula="of:=IFERROR((ROUND((((MIN(([.$C3]^2)/([.$T3]^2);[.$R$2])))*[.$J3]*0.8)+([.C3]/10))*5)+10; 0)" office:value-type="float" office:value="45" calcext:value-type="float">
            <text:p>45</text:p>
          </table:table-cell>
          <table:table-cell table:formula="of:=IFERROR(ROUND((MIN(([.$D3]^[.$L$2])/([.$T3]^2);[.$R$2]))*([.$J3]+[.$M$2]))*5;0)" office:value-type="float" office:value="25" calcext:value-type="float">
            <text:p>25</text:p>
          </table:table-cell>
          <table:table-cell table:formula="of:=IFERROR(ROUND((MIN(([.D3]+[.G3]+[.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33" calcext:value-type="float">
            <text:p>3.33</text:p>
          </table:table-cell>
          <table:table-cell table:formula="of:=ROUND([.I3]/6;2)" office:value-type="float" office:value="54" calcext:value-type="float">
            <text:p>54</text:p>
          </table:table-cell>
          <table:table-cell table:style-name="ce29"/>
          <table:table-cell table:formula="of:=IFERROR(ROUND((((MIN(([.$C3]^2)/([.$T3]^2);[.$S$2])))*[.$S3]*0.8)+([.C3]/10))+10;10)" office:value-type="float" office:value="16" calcext:value-type="float">
            <text:p>16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ROUND(AVERAGE([.AF3:.AK3]);2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D4]+[.G4]+[.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ROUND(AVERAGE([.AF4:.AK4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D5]+[.G5]+[.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ROUND(AVERAGE([.AF5:.AK5]);2)" office:value-type="float" office:value="8.17" calcext:value-type="float">
            <text:p>8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09" calcext:value-type="float">
            <text:p>309</text:p>
          </table:table-cell>
          <table:table-cell table:formula="of:=ROUND((([.I6]/[.$S$1])*MAX([.I6]/420; 1.2));2)" office:value-type="float" office:value="4.12" calcext:value-type="float">
            <text:p>4.12</text:p>
          </table:table-cell>
          <table:table-cell table:formula="of:=IFERROR((ROUND((((MIN(([.$C6]^2)/([.$T6]^2);[.$R$2])))*[.$J6]*0.8)+([.C6]/10))*5)+10; 0)" office:value-type="float" office:value="40" calcext:value-type="float">
            <text:p>40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D6]+[.G6]+[.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15" calcext:value-type="float">
            <text:p>15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29" calcext:value-type="float">
            <text:p>29</text:p>
          </table:table-cell>
          <table:table-cell table:formula="of:=ROUND((([.I6]/[.$S$1])*MAX([.I6]/350;0.8));2)" office:value-type="float" office:value="3.03" calcext:value-type="float">
            <text:p>3.03</text:p>
          </table:table-cell>
          <table:table-cell table:formula="of:=ROUND([.I6]/6;2)" office:value-type="float" office:value="51.5" calcext:value-type="float">
            <text:p>51.5</text:p>
          </table:table-cell>
          <table:table-cell/>
          <table:table-cell table:formula="of:=IFERROR(ROUND((((MIN(([.$C6]^2)/([.$T6]^2);[.$S$2])))*[.$S6]*0.8)+([.C6]/10))+10;10)" office:value-type="float" office:value="15" calcext:value-type="float">
            <text:p>15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1" calcext:value-type="float">
            <text:p>1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2.83" calcext:value-type="float">
            <text:p>2.83</text:p>
          </table:table-cell>
          <table:table-cell table:formula="of:=ROUND(AVERAGE([.AF6:.AK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D7]+[.G7]+[.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ROUND(AVERAGE([.AF7:.AK7]);2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55" calcext:value-type="float">
            <text:p>55</text:p>
          </table:table-cell>
          <table:table-cell table:formula="of:=IFERROR(ROUND((MIN(([.D8]+[.G8]+[.H8])/3/[.$T8];[.$R$2]))*([.$J8]+3))*5;0)" office:value-type="float" office:value="60" calcext:value-type="float">
            <text:p>60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35" calcext:value-type="float">
            <text:p>35</text:p>
          </table:table-cell>
          <table:table-cell table:formula="of:=ROUND(AVERAGE([.K8:.Q8]))" office:value-type="float" office:value="45" calcext:value-type="float">
            <text:p>45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4" calcext:value-type="float">
            <text:p>14</text:p>
          </table:table-cell>
          <table:table-cell table:formula="of:=IFERROR(ROUND(MIN(([.D8]+[.G8]+[.H8])/3/[.$T8];[.$S$2])^2*[.$S8]);0)" office:value-type="float" office:value="11" calcext:value-type="float">
            <text:p>11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8" calcext:value-type="float">
            <text:p>8</text:p>
          </table:table-cell>
          <table:table-cell table:formula="of:=ROUND(AVERAGE([.W8:.AB8]);2)" office:value-type="float" office:value="8.67" calcext:value-type="float">
            <text:p>8.67</text:p>
          </table:table-cell>
          <table:table-cell table:formula="of:=ROUND(AVERAGE([.AF8:.AK8]);2)"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14" calcext:value-type="float">
            <text:p>314</text:p>
          </table:table-cell>
          <table:table-cell table:formula="of:=ROUND((([.I9]/[.$S$1])*MAX([.I9]/420; 1.2));2)" office:value-type="float" office:value="4.19" calcext:value-type="float">
            <text:p>4.19</text:p>
          </table:table-cell>
          <table:table-cell table:formula="of:=IFERROR((ROUND((((MIN(([.$C9]^2)/([.$T9]^2);[.$R$2])))*[.$J9]*0.8)+([.C9]/10))*5)+10; 0)" office:value-type="float" office:value="45" calcext:value-type="float">
            <text:p>45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D9]+[.G9]+[.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5" calcext:value-type="float">
            <text:p>35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0" calcext:value-type="float">
            <text:p>20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13" calcext:value-type="float">
            <text:p>3.13</text:p>
          </table:table-cell>
          <table:table-cell table:formula="of:=ROUND([.I9]/6;2)" office:value-type="float" office:value="52.33" calcext:value-type="float">
            <text:p>52.33</text:p>
          </table:table-cell>
          <table:table-cell/>
          <table:table-cell table:formula="of:=IFERROR(ROUND((((MIN(([.$C9]^2)/([.$T9]^2);[.$S$2])))*[.$S9]*0.8)+([.C9]/10))+10;10)" office:value-type="float" office:value="16" calcext:value-type="float">
            <text:p>16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ROUND(AVERAGE([.AF9:.AK9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D10]+[.G10]+[.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ROUND(AVERAGE([.AF10:.AK10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D11]+[.G11]+[.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ROUND(AVERAGE([.AF11:.AK11]);2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D12]+[.G12]+[.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ROUND(AVERAGE([.AF12:.AK12]);2)" office:value-type="float" office:value="1.83" calcext:value-type="float">
            <text:p>1.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C13:.H13])" office:value-type="float" office:value="205" calcext:value-type="float">
            <text:p>205</text:p>
          </table:table-cell>
          <table:table-cell table:formula="of:=ROUND((([.I13]/[.$S$1])*MAX([.I13]/420; 1.2));2)" office:value-type="float" office:value="2.73" calcext:value-type="float">
            <text:p>2.73</text:p>
          </table:table-cell>
          <table:table-cell table:formula="of:=IFERROR((ROUND((((MIN(([.$C13]^2)/([.$T13]^2);[.$R$2])))*[.$J13]*0.8)+([.C13]/10))*5)+10; 0)" office:value-type="float" office:value="60" calcext:value-type="float">
            <text:p>60</text:p>
          </table:table-cell>
          <table:table-cell table:formula="of:=IFERROR(ROUND((MIN(([.$D13]^[.$L$2])/([.$T13]^2);[.$R$2]))*([.$J13]+[.$M$2]))*5;0)" office:value-type="float" office:value="5" calcext:value-type="float">
            <text:p>5</text:p>
          </table:table-cell>
          <table:table-cell table:formula="of:=IFERROR(ROUND((MIN(([.D13]+[.G13]+[.H13])/3/[.$T13];[.$R$2]))*([.$J13]+3))*5;0)" office:value-type="float" office:value="20" calcext:value-type="float">
            <text:p>20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40" calcext:value-type="float">
            <text:p>40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0" calcext:value-type="float">
            <text:p>10</text:p>
          </table:table-cell>
          <table:table-cell table:formula="of:=ROUND(AVERAGE([.K13:.Q13]))" office:value-type="float" office:value="23" calcext:value-type="float">
            <text:p>23</text:p>
          </table:table-cell>
          <table:table-cell table:formula="of:=ROUND((([.I13]/[.$S$1])*MAX([.I13]/350;0.8));2)" office:value-type="float" office:value="1.82" calcext:value-type="float">
            <text:p>1.82</text:p>
          </table:table-cell>
          <table:table-cell table:formula="of:=ROUND([.I13]/6;2)" office:value-type="float" office:value="34.17" calcext:value-type="float">
            <text:p>34.17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1" calcext:value-type="float">
            <text:p>1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1" calcext:value-type="float">
            <text:p>1</text:p>
          </table:table-cell>
          <table:table-cell table:formula="of:=ROUND(AVERAGE([.W13:.AB13]);2)" office:value-type="float" office:value="1.33" calcext:value-type="float">
            <text:p>1.33</text:p>
          </table:table-cell>
          <table:table-cell table:formula="of:=ROUND(AVERAGE([.AF13:.AK13]);2)" office:value-type="float" office:value="2.83" calcext:value-type="float">
            <text:p>2.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D14]+[.G14]+[.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ROUND(AVERAGE([.AF14:.AK14]);2)" office:value-type="float" office:value="5.33" calcext:value-type="float">
            <text:p>5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D15]+[.G15]+[.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ROUND(AVERAGE([.AF15:.AK15]);2)" office:value-type="float" office:value="1.83" calcext:value-type="float">
            <text:p>1.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6:.H16])" office:value-type="float" office:value="205" calcext:value-type="float">
            <text:p>205</text:p>
          </table:table-cell>
          <table:table-cell table:formula="of:=ROUND((([.I16]/[.$S$1])*MAX([.I16]/420; 1.2));2)" office:value-type="float" office:value="2.73" calcext:value-type="float">
            <text:p>2.73</text:p>
          </table:table-cell>
          <table:table-cell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formula="of:=IFERROR(ROUND((MIN(([.$D16]^[.$L$2])/([.$T16]^2);[.$R$2]))*([.$J16]+[.$M$2]))*5;0)" office:value-type="float" office:value="10" calcext:value-type="float">
            <text:p>10</text:p>
          </table:table-cell>
          <table:table-cell table:formula="of:=IFERROR(ROUND((MIN(([.D16]+[.G16]+[.H16])/3/[.$T16];[.$R$2]))*([.$J16]+3))*5;0)" office:value-type="float" office:value="25" calcext:value-type="float">
            <text:p>25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5" calcext:value-type="float">
            <text:p>35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3" calcext:value-type="float">
            <text:p>23</text:p>
          </table:table-cell>
          <table:table-cell table:formula="of:=ROUND((([.I16]/[.$S$1])*MAX([.I16]/350;0.8));2)" office:value-type="float" office:value="1.82" calcext:value-type="float">
            <text:p>1.82</text:p>
          </table:table-cell>
          <table:table-cell table:formula="of:=ROUND([.I16]/6;2)" office:value-type="float" office:value="34.17" calcext:value-type="float">
            <text:p>34.17</text:p>
          </table:table-cell>
          <table:table-cell/>
          <table:table-cell table:formula="of:=IFERROR(ROUND((((MIN(([.$C16]^2)/([.$T16]^2);[.$S$2])))*[.$S16]*0.8)+([.C16]/10))+10;10)" office:value-type="float" office:value="17" calcext:value-type="float">
            <text:p>17</text:p>
          </table:table-cell>
          <table:table-cell table:formula="of:=IFERROR(ROUND(((MIN(([.$D16]^2)/([.$T16]^2);[.$S$2])))*[.$S16]);0)" office:value-type="float" office:value="1" calcext:value-type="float">
            <text:p>1</text:p>
          </table:table-cell>
          <table:table-cell table:formula="of:=IFERROR(ROUND(MIN(([.D16]+[.G16]+[.H16])/3/[.$T16];[.$S$2])^2*[.$S16]);0)" office:value-type="float" office:value="1" calcext:value-type="float">
            <text:p>1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3" calcext:value-type="float">
            <text:p>3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33" calcext:value-type="float">
            <text:p>1.33</text:p>
          </table:table-cell>
          <table:table-cell table:formula="of:=ROUND(AVERAGE([.AF16:.AK16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50" calcext:value-type="float">
            <text:p>50</text:p>
          </table:table-cell>
          <table:table-cell table:formula="of:=IFERROR(ROUND((MIN(([.D17]+[.G17]+[.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6" calcext:value-type="float">
            <text:p>36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9" calcext:value-type="float">
            <text:p>9</text:p>
          </table:table-cell>
          <table:table-cell table:formula="of:=IFERROR(ROUND(MIN(([.D17]+[.G17]+[.H17])/3/[.$T17];[.$S$2])^2*[.$S17]);0)" office:value-type="float" office:value="8" calcext:value-type="float">
            <text:p>8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1" calcext:value-type="float">
            <text:p>1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83" calcext:value-type="float">
            <text:p>4.83</text:p>
          </table:table-cell>
          <table:table-cell table:formula="of:=ROUND(AVERAGE([.AF17:.AK17]);2)" office:value-type="float" office:value="4.33" calcext:value-type="float">
            <text:p>4.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D18]+[.G18]+[.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ROUND(AVERAGE([.AF18:.AK1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D19]+[.G19]+[.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ROUND(AVERAGE([.AF19:.AK19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D20]+[.G20]+[.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ROUND(AVERAGE([.AF20:.AK20]);2)" office:value-type="float" office:value="6.33" calcext:value-type="float">
            <text:p>6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D21]+[.G21]+[.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D22]+[.G22]+[.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D23]+[.G23]+[.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D24]+[.G24]+[.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53" calcext:value-type="float">
            <text:p>253</text:p>
          </table:table-cell>
          <table:table-cell table:formula="of:=ROUND((([.I25]/[.$S$1])*MAX([.I25]/420; 1.2));2)" office:value-type="float" office:value="3.37" calcext:value-type="float">
            <text:p>3.37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30" calcext:value-type="float">
            <text:p>30</text:p>
          </table:table-cell>
          <table:table-cell table:formula="of:=IFERROR(ROUND((MIN(([.D25]+[.G25]+[.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0" calcext:value-type="float">
            <text:p>40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15" calcext:value-type="float">
            <text:p>15</text:p>
          </table:table-cell>
          <table:table-cell table:formula="of:=IFERROR(ROUND((MIN(([.$F25]^[.$Q$2])/([.$T25]^2);[.$R$2]))*([.$J25]+[.$M$2]))*5;0)" office:value-type="float" office:value="5" calcext:value-type="float">
            <text:p>5</text:p>
          </table:table-cell>
          <table:table-cell table:formula="of:=ROUND(AVERAGE([.K25:.Q25]))" office:value-type="float" office:value="25" calcext:value-type="float">
            <text:p>25</text:p>
          </table:table-cell>
          <table:table-cell table:formula="of:=ROUND((([.I25]/[.$S$1])*MAX([.I25]/350;0.8));2)" office:value-type="float" office:value="2.25" calcext:value-type="float">
            <text:p>2.25</text:p>
          </table:table-cell>
          <table:table-cell table:formula="of:=ROUND([.I25]/6;2)" office:value-type="float" office:value="42.17" calcext:value-type="float">
            <text:p>42.17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4" calcext:value-type="float">
            <text:p>4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1" calcext:value-type="float">
            <text:p>1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ROUND(AVERAGE([.AF25:.AK25]);2)" office:value-type="float" office:value="1.83" calcext:value-type="float">
            <text:p>1.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D26]+[.G26]+[.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ROUND(AVERAGE([.AF26:.AK26]);2)" office:value-type="float" office:value="4.83" calcext:value-type="float">
            <text:p>4.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D27]+[.G27]+[.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ROUND(AVERAGE([.AF27:.AK27]);2)" office:value-type="float" office:value="2.33" calcext:value-type="float">
            <text:p>2.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D28]+[.G28]+[.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ROUND(AVERAGE([.AF28:.AK28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D29]+[.G29]+[.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ROUND(AVERAGE([.AF29:.AK29]);2)" office:value-type="float" office:value="2.83" calcext:value-type="float">
            <text:p>2.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D30]+[.G30]+[.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ROUND(AVERAGE([.AF30:.AK30]);2)" office:value-type="float" office:value="6.33" calcext:value-type="float">
            <text:p>6.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D31]+[.G31]+[.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style-name="ce6" table:formula="of:=ROUND(AVERAGE([.AF31:.AK31]);2)" office:value-type="float" office:value="2.5" calcext:value-type="float">
            <text:p>2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8"/>
          <table:table-cell table:number-columns-repeated="959"/>
        </table:table-row>
        <table:table-row table:style-name="ro2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D32]+[.G32]+[.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ROUND(AVERAGE([.AF32:.AK32]);2)" office:value-type="float" office:value="5.5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D33]+[.G33]+[.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style-name="ce7" table:formula="of:=ROUND(AVERAGE([.AF33:.AK33]);2)" office:value-type="float" office:value="2.33" calcext:value-type="float">
            <text:p>2.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8"/>
          <table:table-cell table:number-columns-repeated="959"/>
        </table:table-row>
        <table:table-row table:style-name="ro2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D34]+[.G34]+[.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ROUND(AVERAGE([.AF34:.AK34]);2)"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D35]+[.G35]+[.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ROUND(AVERAGE([.AF35:.AK35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D36]+[.G36]+[.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ROUND(AVERAGE([.AF36:.AK36]);2)" office:value-type="float" office:value="6.17" calcext:value-type="float">
            <text:p>6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D37]+[.G37]+[.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ROUND(AVERAGE([.AF37:.AK37]);2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D38]+[.G38]+[.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ROUND(AVERAGE([.AF38:.AK38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D39]+[.G39]+[.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ROUND(AVERAGE([.AF39:.AK3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D40]+[.G40]+[.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ROUND(AVERAGE([.AF40:.AK40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D41]+[.G41]+[.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ROUND(AVERAGE([.AF41:.AK41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D42]+[.G42]+[.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ROUND(AVERAGE([.AF42:.AK42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D43]+[.G43]+[.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ROUND(AVERAGE([.AF43:.AK43]);2)" office:value-type="float" office:value="2.67" calcext:value-type="float">
            <text:p>2.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D44]+[.G44]+[.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ROUND(AVERAGE([.AF44:.AK44]);2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D45]+[.G45]+[.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ROUND(AVERAGE([.AF45:.AK45]);2)"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D46]+[.G46]+[.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ROUND(AVERAGE([.AF46:.AK46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D47]+[.G47]+[.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ROUND(AVERAGE([.AF47:.AK4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D48]+[.G48]+[.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ROUND(AVERAGE([.AF48:.AK48]);2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D49]+[.G49]+[.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ROUND(AVERAGE([.AF49:.AK49])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D50]+[.G50]+[.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ROUND(AVERAGE([.AF50:.AK50]);2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D51]+[.G51]+[.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ROUND(AVERAGE([.AF51:.AK51]);2)" office:value-type="float" office:value="6.33" calcext:value-type="float">
            <text:p>6.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D52]+[.G52]+[.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ROUND(AVERAGE([.AF52:.AK52]);2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D53]+[.G53]+[.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ROUND(AVERAGE([.AF53:.AK53]);2)" office:value-type="float" office:value="4.33" calcext:value-type="float">
            <text:p>4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D54]+[.G54]+[.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ROUND(AVERAGE([.AF54:.AK54]);2)" office:value-type="float" office:value="3.33" calcext:value-type="float">
            <text:p>3.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D55]+[.G55]+[.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ROUND(AVERAGE([.AF55:.AK55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D56]+[.G56]+[.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ROUND(AVERAGE([.AF56:.AK56]);2)" office:value-type="float" office:value="5.83" calcext:value-type="float">
            <text:p>5.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280" calcext:value-type="float">
            <text:p>280</text:p>
          </table:table-cell>
          <table:table-cell table:formula="of:=ROUND((([.I57]/[.$S$1])*MAX([.I57]/420; 1.2));2)" office:value-type="float" office:value="3.73" calcext:value-type="float">
            <text:p>3.73</text:p>
          </table:table-cell>
          <table:table-cell table:formula="of:=IFERROR((ROUND((((MIN(([.$C57]^2)/([.$T57]^2);[.$R$2])))*[.$J57]*0.8)+([.C57]/10))*5)+10; 0)" office:value-type="float" office:value="25" calcext:value-type="float">
            <text:p>25</text:p>
          </table:table-cell>
          <table:table-cell table:formula="of:=IFERROR(ROUND((MIN(([.$D57]^[.$L$2])/([.$T57]^2);[.$R$2]))*([.$J57]+[.$M$2]))*5;0)" office:value-type="float" office:value="25" calcext:value-type="float">
            <text:p>25</text:p>
          </table:table-cell>
          <table:table-cell table:formula="of:=IFERROR(ROUND((MIN(([.D57]+[.G57]+[.H57])/3/[.$T57];[.$R$2]))*([.$J57]+3))*5;0)" office:value-type="float" office:value="45" calcext:value-type="float">
            <text:p>45</text:p>
          </table:table-cell>
          <table:table-cell table:formula="of:=IFERROR(ROUND(((MIN(([.$H57]^2)/([.$T57]^2);[.$R$2]))*([.$J57]+3)*[.$T$2]))*5;0)" office:value-type="float" office:value="45" calcext:value-type="float">
            <text:p>45</text:p>
          </table:table-cell>
          <table:table-cell table:formula="of:=IFERROR(ROUND(((MIN(([.$E57]^2)/([.$T57]^2);[.$R$2]))*([.$J57]+3)*[.$T$2]))*5;0)" office:value-type="float" office:value="5" calcext:value-type="float">
            <text:p>5</text:p>
          </table:table-cell>
          <table:table-cell table:formula="of:=IFERROR(ROUND(((MIN(([.$G57]^2)/([.$T57]^2);[.$R$2]))*([.$J57]+3)*[.$T$2]))*5;0)" office:value-type="float" office:value="20" calcext:value-type="float">
            <text:p>2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25" calcext:value-type="float">
            <text:p>25</text:p>
          </table:table-cell>
          <table:table-cell table:formula="of:=ROUND((([.I57]/[.$S$1])*MAX([.I57]/350;0.8));2)" office:value-type="float" office:value="2.49" calcext:value-type="float">
            <text:p>2.49</text:p>
          </table:table-cell>
          <table:table-cell table:formula="of:=ROUND([.I57]/6;2)" office:value-type="float" office:value="46.67" calcext:value-type="float">
            <text:p>46.67</text:p>
          </table:table-cell>
          <table:table-cell/>
          <table:table-cell table:formula="of:=IFERROR(ROUND((((MIN(([.$C57]^2)/([.$T57]^2);[.$S$2])))*[.$S57]*0.8)+([.C57]/10))+10;10)" office:value-type="float" office:value="13" calcext:value-type="float">
            <text:p>13</text:p>
          </table:table-cell>
          <table:table-cell table:formula="of:=IFERROR(ROUND(((MIN(([.$D57]^2)/([.$T57]^2);[.$S$2])))*[.$S57]);0)" office:value-type="float" office:value="3" calcext:value-type="float">
            <text:p>3</text:p>
          </table:table-cell>
          <table:table-cell table:formula="of:=IFERROR(ROUND(MIN(([.D57]+[.G57]+[.H57])/3/[.$T57];[.$S$2])^2*[.$S57]);0)" office:value-type="float" office:value="5" calcext:value-type="float">
            <text:p>5</text:p>
          </table:table-cell>
          <table:table-cell table:formula="of:=IFERROR(ROUND(((MIN(([.H57]^2)/([.$T57]^2);[.$S$2])))*[.$S57]*[.$T$1]);0)" office:value-type="float" office:value="3" calcext:value-type="float">
            <text:p>3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2" calcext:value-type="float">
            <text:p>2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formula="of:=ROUND(AVERAGE([.AF57:.AK57]);2)" office:value-type="float" office:value="2.33" calcext:value-type="float">
            <text:p>2.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SUM([.C58:.H58])" office:value-type="float" office:value="440" calcext:value-type="float">
            <text:p>440</text:p>
          </table:table-cell>
          <table:table-cell table:formula="of:=ROUND((([.I58]/[.$S$1])*MAX([.I58]/420; 1.2));2)" office:value-type="float" office:value="5.87" calcext:value-type="float">
            <text:p>5.87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5" calcext:value-type="float">
            <text:p>55</text:p>
          </table:table-cell>
          <table:table-cell table:formula="of:=IFERROR(ROUND((MIN(([.D58]+[.G58]+[.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0" calcext:value-type="float">
            <text:p>10</text:p>
          </table:table-cell>
          <table:table-cell table:formula="of:=IFERROR(ROUND(((MIN(([.$G58]^2)/([.$T58]^2);[.$R$2]))*([.$J58]+3)*[.$T$2]))*5;0)" office:value-type="float" office:value="25" calcext:value-type="float">
            <text:p>25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15" calcext:value-type="float">
            <text:p>6.15</text:p>
          </table:table-cell>
          <table:table-cell table:formula="of:=ROUND([.I58]/6;2)" office:value-type="float" office:value="73.33" calcext:value-type="float">
            <text:p>73.33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1" calcext:value-type="float">
            <text:p>11</text:p>
          </table:table-cell>
          <table:table-cell table:formula="of:=IFERROR(ROUND(MIN(([.D58]+[.G58]+[.H58])/3/[.$T58];[.$S$2])^2*[.$S58]);0)" office:value-type="float" office:value="11" calcext:value-type="float">
            <text:p>11</text:p>
          </table:table-cell>
          <table:table-cell table:formula="of:=IFERROR(ROUND(((MIN(([.H58]^2)/([.$T58]^2);[.$S$2])))*[.$S58]*[.$T$1]);0)" office:value-type="float" office:value="9" calcext:value-type="float">
            <text:p>9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4" calcext:value-type="float">
            <text:p>4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67" calcext:value-type="float">
            <text:p>6.67</text:p>
          </table:table-cell>
          <table:table-cell table:formula="of:=ROUND(AVERAGE([.AF58:.AK58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D59]+[.G59]+[.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ROUND(AVERAGE([.AF59:.AK59]);2)" office:value-type="float" office:value="4.17" calcext:value-type="float">
            <text:p>4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D60]+[.G60]+[.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ROUND(AVERAGE([.AF60:.AK60]);2)" office:value-type="float" office:value="6.67" calcext:value-type="float">
            <text:p>6.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D61]+[.G61]+[.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ROUND(AVERAGE([.AF61:.AK6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D62]+[.G62]+[.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ROUND(AVERAGE([.AF62:.AK62]);2)" office:value-type="float" office:value="1.33" calcext:value-type="float">
            <text:p>1.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D63]+[.G63]+[.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style-name="ce6" table:formula="of:=ROUND(AVERAGE([.AF63:.AK63]);2)" office:value-type="float" office:value="1.33" calcext:value-type="float">
            <text:p>1.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8"/>
          <table:table-cell table:number-columns-repeated="959"/>
        </table:table-row>
        <table:table-row table:style-name="ro2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D64]+[.G64]+[.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ROUND(AVERAGE([.AF64:.AK64]);2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D65]+[.G65]+[.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ROUND(AVERAGE([.AF65:.AK65]);2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D66]+[.G66]+[.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ROUND(AVERAGE([.AF66:.AK66]);2)" office:value-type="float" office:value="4.67" calcext:value-type="float">
            <text:p>4.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D67]+[.G67]+[.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ROUND(AVERAGE([.AF67:.AK6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D68]+[.G68]+[.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ROUND(AVERAGE([.AF68:.AK68]);2)" office:value-type="float" office:value="4.17" calcext:value-type="float">
            <text:p>4.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D69]+[.G69]+[.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ROUND(AVERAGE([.AF69:.AK69]);2)"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D70]+[.G70]+[.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style-name="ce6" table:formula="of:=ROUND(AVERAGE([.AF70:.AK70]);2)" office:value-type="float" office:value="2.5" calcext:value-type="float">
            <text:p>2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8"/>
          <table:table-cell table:number-columns-repeated="959"/>
        </table:table-row>
        <table:table-row table:style-name="ro2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D71]+[.G71]+[.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ROUND(AVERAGE([.AF71:.AK71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D72]+[.G72]+[.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ROUND(AVERAGE([.AF72:.AK72]);2)" office:value-type="float" office:value="6.17" calcext:value-type="float">
            <text:p>6.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D73]+[.G73]+[.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ROUND(AVERAGE([.AF73:.AK73]);2)"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D74]+[.G74]+[.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ROUND(AVERAGE([.AF74:.AK74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D75]+[.G75]+[.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ROUND(AVERAGE([.AF75:.AK75]);2)"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D76]+[.G76]+[.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ROUND(AVERAGE([.AF76:.AK76]);2)" office:value-type="float" office:value="2.17" calcext:value-type="float">
            <text:p>2.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D77]+[.G77]+[.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ROUND(AVERAGE([.AF77:.AK77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D78]+[.G78]+[.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ROUND(AVERAGE([.AF78:.AK78]);2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D79]+[.G79]+[.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ROUND(AVERAGE([.AF79:.AK79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D80]+[.G80]+[.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ROUND(AVERAGE([.AF80:.AK80]);2)"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D81]+[.G81]+[.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ROUND(AVERAGE([.AF81:.AK8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D82]+[.G82]+[.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ROUND(AVERAGE([.AF82:.AK82]);2)"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D83]+[.G83]+[.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ROUND(AVERAGE([.AF83:.AK83]);2)"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D84]+[.G84]+[.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ROUND(AVERAGE([.AF84:.AK84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D85]+[.G85]+[.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ROUND(AVERAGE([.AF85:.AK85])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D86]+[.G86]+[.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ROUND(AVERAGE([.AF86:.AK86]);2)" office:value-type="float" office:value="5.83" calcext:value-type="float">
            <text:p>5.8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D87]+[.G87]+[.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ROUND(AVERAGE([.AF87:.AK87]);2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D88]+[.G88]+[.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ROUND(AVERAGE([.AF88:.AK88]);2)" office:value-type="float" office:value="3.17" calcext:value-type="float">
            <text:p>3.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D89]+[.G89]+[.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ROUND(AVERAGE([.AF89:.AK89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D90]+[.G90]+[.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ROUND(AVERAGE([.AF90:.AK90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D91]+[.G91]+[.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ROUND(AVERAGE([.AF91:.AK91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D92]+[.G92]+[.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ROUND(AVERAGE([.AF92:.AK92]);2)"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D93]+[.G93]+[.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ROUND(AVERAGE([.AF93:.AK93]);2)" office:value-type="float" office:value="6.33" calcext:value-type="float">
            <text:p>6.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D94]+[.G94]+[.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ROUND(AVERAGE([.AF94:.AK94]);2)" office:value-type="float" office:value="2.67" calcext:value-type="float">
            <text:p>2.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D95]+[.G95]+[.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ROUND(AVERAGE([.AF95:.AK95]);2)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D96]+[.G96]+[.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ROUND(AVERAGE([.AF96:.AK96]);2)" office:value-type="float" office:value="2.17" calcext:value-type="float">
            <text:p>2.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D97]+[.G97]+[.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D98]+[.G98]+[.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D99]+[.G99]+[.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D100]+[.G100]+[.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D101]+[.G101]+[.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D102]+[.G102]+[.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D103]+[.G103]+[.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D104]+[.G104]+[.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D105]+[.G105]+[.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D106]+[.G106]+[.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D107]+[.G107]+[.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D108]+[.G108]+[.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D109]+[.G109]+[.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D110]+[.G110]+[.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D111]+[.G111]+[.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D112]+[.G112]+[.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D113]+[.G113]+[.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D114]+[.G114]+[.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D115]+[.G115]+[.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D116]+[.G116]+[.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D117]+[.G117]+[.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D118]+[.G118]+[.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D119]+[.G119]+[.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D120]+[.G120]+[.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D121]+[.G121]+[.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D122]+[.G122]+[.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D123]+[.G123]+[.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D124]+[.G124]+[.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D125]+[.G125]+[.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D126]+[.G126]+[.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D127]+[.G127]+[.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D128]+[.G128]+[.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D129]+[.G129]+[.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D130]+[.G130]+[.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ROUND(AVERAGE([.AF130:.AK130]);2)" office:value-type="float" office:value="4.83" calcext:value-type="float">
            <text:p>4.8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D131]+[.G131]+[.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ROUND(AVERAGE([.AF131:.AK131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D132]+[.G132]+[.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ROUND(AVERAGE([.AF132:.AK132]);2)" office:value-type="float" office:value="6.33" calcext:value-type="float">
            <text:p>6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D133]+[.G133]+[.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style-name="ce6" table:formula="of:=ROUND(AVERAGE([.AF133:.AK133]);2)" office:value-type="float" office:value="2.17" calcext:value-type="float">
            <text:p>2.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8"/>
          <table:table-cell table:number-columns-repeated="959"/>
        </table:table-row>
        <table:table-row table:style-name="ro2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D134]+[.G134]+[.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ROUND(AVERAGE([.AF134:.AK134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D135]+[.G135]+[.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ROUND(AVERAGE([.AF135:.AK135]);2)"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D136]+[.G136]+[.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ROUND(AVERAGE([.AF136:.AK136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D137]+[.G137]+[.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ROUND(AVERAGE([.AF137:.AK137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D138]+[.G138]+[.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ROUND(AVERAGE([.AF138:.AK138]);2)" office:value-type="float" office:value="5.17" calcext:value-type="float">
            <text:p>5.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23" table:formula="of:=IFERROR(ROUND((MIN(([.D139]+[.G139]+[.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ROUND(AVERAGE([.AF139:.AK139]);2)" office:value-type="float" office:value="2.5" calcext:value-type="float">
            <text:p>2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987"/>
        </table:table-row>
        <table:table-row table:style-name="ro2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D140]+[.G140]+[.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ROUND(AVERAGE([.AF140:.AK140]);2)" office:value-type="float" office:value="5.17" calcext:value-type="float">
            <text:p>5.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D141]+[.G141]+[.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ROUND(AVERAGE([.AF141:.AK141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D142]+[.G142]+[.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ROUND(AVERAGE([.AF142:.AK142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D143]+[.G143]+[.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ROUND(AVERAGE([.AF143:.AK143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D144]+[.G144]+[.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ROUND(AVERAGE([.AF144:.AK144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D145]+[.G145]+[.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ROUND(AVERAGE([.AF145:.AK145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D146]+[.G146]+[.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ROUND(AVERAGE([.AF146:.AK146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D147]+[.G147]+[.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ROUND(AVERAGE([.AF147:.AK147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D148]+[.G148]+[.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ROUND(AVERAGE([.AF148:.AK14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D149]+[.G149]+[.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ROUND(AVERAGE([.AF149:.AK149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D150]+[.G150]+[.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ROUND(AVERAGE([.AF150:.AK150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D151]+[.G151]+[.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ROUND(AVERAGE([.AF151:.AK151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D152]+[.G152]+[.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ROUND(AVERAGE([.AF152:.AK152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D153]+[.G153]+[.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ROUND(AVERAGE([.AF153:.AK15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D154]+[.G154]+[.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ROUND(AVERAGE([.AF154:.AK15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D155]+[.G155]+[.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ROUND(AVERAGE([.AF155:.AK155]);2)" office:value-type="float" office:value="2.17" calcext:value-type="float">
            <text:p>2.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D156]+[.G156]+[.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ROUND(AVERAGE([.AF156:.AK156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D157]+[.G157]+[.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ROUND(AVERAGE([.AF157:.AK157]);2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D158]+[.G158]+[.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ROUND(AVERAGE([.AF158:.AK15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D159]+[.G159]+[.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ROUND(AVERAGE([.AF159:.AK15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D160]+[.G160]+[.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ROUND(AVERAGE([.AF160:.AK160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D161]+[.G161]+[.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ROUND(AVERAGE([.AF161:.AK161]);2)" office:value-type="float" office:value="2.83" calcext:value-type="float">
            <text:p>2.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D162]+[.G162]+[.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ROUND(AVERAGE([.AF162:.AK162]);2)" office:value-type="float" office:value="4.67" calcext:value-type="float">
            <text:p>4.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D163]+[.G163]+[.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ROUND(AVERAGE([.AF163:.AK163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D164]+[.G164]+[.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ROUND(AVERAGE([.AF164:.AK16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D165]+[.G165]+[.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ROUND(AVERAGE([.AF165:.AK16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D166]+[.G166]+[.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ROUND(AVERAGE([.AF166:.AK16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D167]+[.G167]+[.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ROUND(AVERAGE([.AF167:.AK16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D168]+[.G168]+[.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ROUND(AVERAGE([.AF168:.AK16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D169]+[.G169]+[.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ROUND(AVERAGE([.AF169:.AK16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D170]+[.G170]+[.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ROUND(AVERAGE([.AF170:.AK170]);2)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D171]+[.G171]+[.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ROUND(AVERAGE([.AF171:.AK171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D172]+[.G172]+[.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ROUND(AVERAGE([.AF172:.AK172]);2)" office:value-type="float" office:value="4.17" calcext:value-type="float">
            <text:p>4.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D173]+[.G173]+[.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ROUND(AVERAGE([.AF173:.AK17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D174]+[.G174]+[.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ROUND(AVERAGE([.AF174:.AK174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D175]+[.G175]+[.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ROUND(AVERAGE([.AF175:.AK17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D176]+[.G176]+[.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ROUND(AVERAGE([.AF176:.AK17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D177]+[.G177]+[.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ROUND(AVERAGE([.AF177:.AK17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D178]+[.G178]+[.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ROUND(AVERAGE([.AF178:.AK178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D179]+[.G179]+[.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ROUND(AVERAGE([.AF179:.AK17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D180]+[.G180]+[.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ROUND(AVERAGE([.AF180:.AK180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D181]+[.G181]+[.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ROUND(AVERAGE([.AF181:.AK181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D182]+[.G182]+[.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ROUND(AVERAGE([.AF182:.AK182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D183]+[.G183]+[.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ROUND(AVERAGE([.AF183:.AK18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D184]+[.G184]+[.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ROUND(AVERAGE([.AF184:.AK184]);2)"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D185]+[.G185]+[.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ROUND(AVERAGE([.AF185:.AK185]);2)"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D186]+[.G186]+[.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ROUND(AVERAGE([.AF186:.AK186]);2)" office:value-type="float" office:value="7.17" calcext:value-type="float">
            <text:p>7.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D187]+[.G187]+[.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ROUND(AVERAGE([.AF187:.AK187]);2)" office:value-type="float" office:value="7.33" calcext:value-type="float">
            <text:p>7.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D188]+[.G188]+[.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ROUND(AVERAGE([.AF188:.AK188]);2)" office:value-type="float" office:value="2.67" calcext:value-type="float">
            <text:p>2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D189]+[.G189]+[.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ROUND(AVERAGE([.AF189:.AK189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D190]+[.G190]+[.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ROUND(AVERAGE([.AF190:.AK190]);2)" office:value-type="float" office:value="7.33" calcext:value-type="float">
            <text:p>7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D191]+[.G191]+[.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ROUND(AVERAGE([.AF191:.AK191]);2)" office:value-type="float" office:value="10.33" calcext:value-type="float">
            <text:p>10.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D192]+[.G192]+[.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ROUND(AVERAGE([.AF192:.AK192]);2)" office:value-type="float" office:value="9.67" calcext:value-type="float">
            <text:p>9.67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00-00-00</text:date>, <text:time style:data-style-name="N2" text:time-value="11:40:43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5T09:00:59.994000000</meta:creation-date>
    <dc:date>2021-10-29T12:32:13.393000000</dc:date>
    <meta:editing-duration>PT2H43M2S</meta:editing-duration>
    <meta:editing-cycles>39</meta:editing-cycles>
    <meta:generator>LibreOffice/6.4.0.3$Windows_X86_64 LibreOffice_project/b0a288ab3d2d4774cb44b62f04d5d28733ac6df8</meta:generator>
    <meta:document-statistic meta:table-count="1" meta:cell-count="6563" meta:object-count="0"/>
  </office:meta>
</office:document-meta>
</file>